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Link</mi>
            <mn>3</mn>
            <mi mathvariant="normal">:</mi>
            <mi mathvariant="italic">Transmission</mi>
            <mrow>
              <mi mathvariant="italic">delay</mi>
              <mo stretchy="false">∧</mo>
              <mi mathvariant="italic">Propagation</mi>
            </mrow>
            <mi mathvariant="italic">delay</mi>
          </mrow>
        </mtd>
      </mtr>
      <mtr>
        <mtd>
          <mrow>
            <mrow>
              <mfrac>
                <mi mathvariant="italic">scale</mi>
                <mi mathvariant="italic">rate</mi>
              </mfrac>
              <mo stretchy="false">=</mo>
              <mi mathvariant="italic">Transmission</mi>
            </mrow>
            <mi mathvariant="italic">delay</mi>
          </mrow>
        </mtd>
      </mtr>
      <mtr>
        <mtd>
          <mrow>
            <mrow>
              <mfrac>
                <mi mathvariant="italic">length</mi>
                <mi mathvariant="italic">pspeed</mi>
              </mfrac>
              <mo stretchy="false">=</mo>
              <mi mathvariant="italic">Propagation</mi>
            </mrow>
            <mi mathvariant="italic">delay</mi>
          </mrow>
        </mtd>
      </mtr>
      <mtr>
        <mtd>
          <mrow>
            <mrow>
              <mfrac>
                <mrow>
                  <mo fence="true" form="prefix" stretchy="false">(</mo>
                  <mrow>
                    <mrow>
                      <mn>10</mn>
                      <mi mathvariant="italic">kbps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10</mn>
                      <mi mathvariant="italic">mbps</mi>
                    </mrow>
                  </mrow>
                  <mo fence="true" form="postfix" stretchy="false">)</mo>
                </mrow>
              </mfrac>
              <mo stretchy="false">=</mo>
              <mn>.001</mn>
            </mrow>
            <mi>s</mi>
          </mrow>
        </mtd>
      </mtr>
      <mtr>
        <mtd>
          <mrow>
            <mi mathvariant="italic">the</mi>
            <mi mathvariant="italic">bytes</mi>
            <mi mathvariant="italic">cancel</mi>
            <mi mathvariant="italic">leaving</mi>
            <mi mathvariant="italic">us</mi>
            <mi mathvariant="italic">with</mi>
            <mn>.001</mn>
            <mi>s</mi>
            <mi mathvariant="italic">for</mi>
            <mi mathvariant="italic">transmission</mi>
          </mrow>
        </mtd>
      </mtr>
      <mtr>
        <mtd>
          <mrow>
            <mrow>
              <mfrac>
                <mrow>
                  <mo fence="true" form="prefix" stretchy="false">(</mo>
                  <mrow>
                    <mrow>
                      <mn>20</mn>
                      <mi mathvariant="italic">km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3</mn>
                      <mi>x</mi>
                      <msup>
                        <mn>10</mn>
                        <mn>8</mn>
                      </msup>
                      <mi>m</mi>
                    </mrow>
                  </mrow>
                  <mo fence="true" form="postfix" stretchy="false">)</mo>
                </mrow>
              </mfrac>
              <mo stretchy="false">=</mo>
              <mn>6.</mn>
            </mrow>
            <mover accent="true">
              <mn>6</mn>
              <mo stretchy="false">¯</mo>
            </mover>
            <mi>×</mi>
            <mrow>
              <mn>10</mn>
              <mo stretchy="false">−</mo>
              <mn>5</mn>
            </mrow>
          </mrow>
        </mtd>
      </mtr>
      <mtr>
        <mtd>
          <mrow>
            <mi mathvariant="italic">Now</mi>
            <mi mathvariant="italic">we</mi>
            <mi mathvariant="italic">add</mi>
            <mi>,</mi>
            <mi mathvariant="italic">discover</mi>
            <mi mathvariant="italic">total</mi>
            <mi mathvariant="italic">delay</mi>
            <mi>.</mi>
          </mrow>
        </mtd>
      </mtr>
      <mtr>
        <mtd>
          <mrow>
            <mn>.0001</mn>
            <mrow>
              <mi>s</mi>
              <mo stretchy="false">+</mo>
              <mn>6.</mn>
            </mrow>
            <mrow>
              <mover accent="true">
                <mn>6</mn>
                <mo stretchy="false">¯</mo>
              </mover>
              <mo stretchy="false">∗</mo>
              <msup>
                <mn>10</mn>
                <mrow>
                  <mo stretchy="false">−</mo>
                  <mn>5</mn>
                </mrow>
              </msup>
            </mrow>
          </mrow>
        </mtd>
      </mtr>
      <mtr>
        <mtd>
          <mrow>
            <mrow>
              <mi>x</mi>
              <mo stretchy="false">=</mo>
              <mn>.00106</mn>
            </mrow>
            <mover accent="true">
              <mn>6</mn>
              <mo stretchy="false">¯</mo>
            </mover>
            <mi>s</mi>
          </mrow>
        </mtd>
      </mtr>
    </mtable>
    <annotation encoding="StarMath 5.0">Link 3: Transmission delay and Propagation delay 
newline 
scale over rate = Transmission delay
newline 
length over pspeed = Propagation delay
newline  
(10kbps) over (10mbps) =  .001s
newline the bytes cancel leaving us with .001s for transmission
newline 
(20km) over (3x10^8 m)  = 6.bar6  × 10-5
newline
Now we add, discover total delay. 
newline
.0001s + 6.bar6 *10^-5 

newline x =  .00106bar6s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41:23.576898616</meta:creation-date>
    <dc:date>2024-02-19T19:50:26.932516139</dc:date>
    <meta:editing-duration>PT9M2S</meta:editing-duration>
    <meta:editing-cycles>5</meta:editing-cycles>
    <meta:generator>LibreOffice/7.6.4.1$Linux_X86_64 LibreOffice_project/60$Build-1</meta:generator>
  </office:meta>
</office:document-meta>
</file>